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iknutí pravým tlačítkem</text:p>
            </table:table-cell>
            <table:table-cell table:style-name="Table2.A2" office:value-type="string">
              <text:p text:style-name="P57">Ctrl + klikno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Klikneme na úchytku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Zamknout umístění lišty</text:span> uzamkneme ukotvenou lištu na jejím místě.</text:p>
        </text:list-item>
        <text:list-item>
          <text:p text:style-name="P115">Výběrem položky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pole pravým tlačítkem myši a následným výběrem z kontextové nabídky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ikneme na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 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